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99cm" svg:stroke-color="#ff3333" draw:fill="none" fo:padding-top="0.049cm" fo:padding-bottom="0.049cm" fo:padding-left="0.049cm" fo:padding-right="0.049cm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solid" svg:stroke-width="0.099cm" svg:stroke-color="#009900" draw:fill="none" fo:padding-top="0.049cm" fo:padding-bottom="0.049cm" fo:padding-left="0.049cm" fo:padding-right="0.049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color="#000000" draw:fill="none"/>
    </style:style>
    <style:style style:name="gr7" style:family="graphic" style:parent-style-name="standard">
      <style:graphic-properties draw:stroke="none" draw:fill="solid" draw:fill-color="#8b613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9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26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0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b2b2b2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8b613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24pt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color="#000000" style:font-name="Liberation Sans2" fo:font-size="14pt" style:font-size-asian="14pt" style:font-name-complex="Liberation Sans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499cm" svg:height="10.999cm" svg:x="0cm" svg:y="0cm" svg:viewBox="0 0 16500 11000" draw:points="0,0 16500,0 16500,11000 0,11000">
          <text:p/>
        </draw:polygon>
        <draw:line draw:style-name="gr2" draw:text-style-name="P2" draw:layer="layout" svg:x1="7.91cm" svg:y1="7.85cm" svg:x2="4.106cm" svg:y2="1.259cm">
          <text:p/>
        </draw:line>
        <draw:line draw:style-name="gr2" draw:text-style-name="P2" draw:layer="layout" svg:x1="7.91cm" svg:y1="7.85cm" svg:x2="3.019cm" svg:y2="2.021cm">
          <text:p/>
        </draw:line>
        <draw:line draw:style-name="gr2" draw:text-style-name="P2" draw:layer="layout" svg:x1="7.91cm" svg:y1="7.85cm" svg:x2="2.081cm" svg:y2="2.959cm">
          <text:p/>
        </draw:line>
        <draw:line draw:style-name="gr2" draw:text-style-name="P2" draw:layer="layout" svg:x1="7.91cm" svg:y1="7.853cm" svg:x2="1.322cm" svg:y2="4.046cm">
          <text:p/>
        </draw:line>
        <draw:line draw:style-name="gr2" draw:text-style-name="P2" draw:layer="layout" svg:x1="7.91cm" svg:y1="7.853cm" svg:x2="1.322cm" svg:y2="4.046cm">
          <text:p/>
        </draw:line>
        <draw:line draw:style-name="gr2" draw:text-style-name="P2" draw:layer="layout" svg:x1="7.913cm" svg:y1="7.853cm" svg:x2="0.762cm" svg:y2="5.249cm">
          <text:p/>
        </draw:line>
        <draw:path draw:style-name="gr3" draw:text-style-name="P3" draw:layer="layout" svg:width="4.332cm" svg:height="4.918cm" svg:x="2.039cm" svg:y="3.083cm" svg:viewBox="0 0 4333 4919" svg:d="M385 1630c-78-607 296-1182 670-1182 120-4 244 56 343 144 95-275 275-444 476-444 130 11 275 92 374 240 70-244 226-388 388-388 141 0 264 106 346 264 91-162 229-264 373-264 237 0 434 257 477 617 226 99 391 427 391 801 0 113-14 222-46 328 96 180 156 406 156 635 0 522-261 960-593 1037 0 498-258 890-579 890-109 0-215-50-306-142-85 442-350 753-650 753-222 0-433-187-557-477-120 110-56 177-395 177-279 0-536-230-670-605-321-10-488-303-488-677 0-173 43-332 121-459-139-109-216-328-216-575 0-349 170-635 385-673zM0 0zM4333 4919z">
          <text:p/>
        </draw:path>
        <draw:line draw:style-name="gr4" draw:text-style-name="P2" draw:layer="layout" svg:x1="7.905cm" svg:y1="7.853cm" svg:x2="15.054cm" svg:y2="5.249cm">
          <text:p/>
        </draw:line>
        <draw:line draw:style-name="gr4" draw:text-style-name="P2" draw:layer="layout" svg:x1="7.905cm" svg:y1="7.853cm" svg:x2="15.396cm" svg:y2="6.533cm">
          <text:p/>
        </draw:line>
        <draw:line draw:style-name="gr4" draw:text-style-name="P2" draw:layer="layout" svg:x1="7.905cm" svg:y1="7.842cm" svg:x2="7.905cm" svg:y2="0.236cm">
          <text:p/>
        </draw:line>
        <draw:line draw:style-name="gr4" draw:text-style-name="P2" draw:layer="layout" svg:x1="7.905cm" svg:y1="7.846cm" svg:x2="9.229cm" svg:y2="0.352cm">
          <text:p/>
        </draw:line>
        <draw:line draw:style-name="gr4" draw:text-style-name="P2" draw:layer="layout" svg:x1="7.905cm" svg:y1="7.846cm" svg:x2="10.51cm" svg:y2="0.698cm">
          <text:p/>
        </draw:line>
        <draw:line draw:style-name="gr4" draw:text-style-name="P2" draw:layer="layout" svg:x1="7.905cm" svg:y1="7.85cm" svg:x2="11.709cm" svg:y2="1.259cm">
          <text:p/>
        </draw:line>
        <draw:line draw:style-name="gr4" draw:text-style-name="P2" draw:layer="layout" svg:x1="7.905cm" svg:y1="7.85cm" svg:x2="12.796cm" svg:y2="2.021cm">
          <text:p/>
        </draw:line>
        <draw:line draw:style-name="gr4" draw:text-style-name="P2" draw:layer="layout" svg:x1="7.905cm" svg:y1="7.853cm" svg:x2="14.496cm" svg:y2="4.046cm">
          <text:p/>
        </draw:line>
        <draw:line draw:style-name="gr4" draw:text-style-name="P2" draw:layer="layout" svg:x1="7.905cm" svg:y1="7.85cm" svg:x2="13.734cm" svg:y2="2.959cm">
          <text:p/>
        </draw:line>
        <draw:polygon draw:style-name="gr5" draw:text-style-name="P4" draw:layer="layout" svg:width="1.926cm" svg:height="1.097cm" svg:x="6.985cm" svg:y="7.81cm" svg:viewBox="0 0 1927 1098" draw:points="963,1098 0,1098 0,0 1927,0 1927,1098">
          <text:p/>
        </draw:polygon>
        <draw:line draw:style-name="gr4" draw:text-style-name="P2" draw:layer="layout" svg:x1="7.905cm" svg:y1="7.853cm" svg:x2="15.054cm" svg:y2="5.249cm">
          <text:p/>
        </draw:line>
        <draw:line draw:style-name="gr4" draw:text-style-name="P2" draw:layer="layout" svg:x1="7.905cm" svg:y1="7.853cm" svg:x2="15.396cm" svg:y2="6.533cm">
          <text:p/>
        </draw:line>
        <draw:line draw:style-name="gr4" draw:text-style-name="P2" draw:layer="layout" svg:x1="7.905cm" svg:y1="7.842cm" svg:x2="7.905cm" svg:y2="0.236cm">
          <text:p/>
        </draw:line>
        <draw:line draw:style-name="gr4" draw:text-style-name="P2" draw:layer="layout" svg:x1="7.905cm" svg:y1="7.846cm" svg:x2="9.229cm" svg:y2="0.352cm">
          <text:p/>
        </draw:line>
        <draw:line draw:style-name="gr4" draw:text-style-name="P2" draw:layer="layout" svg:x1="7.905cm" svg:y1="7.846cm" svg:x2="10.51cm" svg:y2="0.698cm">
          <text:p/>
        </draw:line>
        <draw:line draw:style-name="gr4" draw:text-style-name="P2" draw:layer="layout" svg:x1="7.905cm" svg:y1="7.85cm" svg:x2="11.709cm" svg:y2="1.259cm">
          <text:p/>
        </draw:line>
        <draw:line draw:style-name="gr4" draw:text-style-name="P2" draw:layer="layout" svg:x1="7.905cm" svg:y1="7.85cm" svg:x2="12.796cm" svg:y2="2.021cm">
          <text:p/>
        </draw:line>
        <draw:line draw:style-name="gr4" draw:text-style-name="P2" draw:layer="layout" svg:x1="7.905cm" svg:y1="7.853cm" svg:x2="14.496cm" svg:y2="4.046cm">
          <text:p/>
        </draw:line>
        <draw:line draw:style-name="gr4" draw:text-style-name="P2" draw:layer="layout" svg:x1="7.905cm" svg:y1="7.85cm" svg:x2="13.734cm" svg:y2="2.959cm">
          <text:p/>
        </draw:line>
        <draw:line draw:style-name="gr4" draw:text-style-name="P2" draw:layer="layout" svg:x1="7.913cm" svg:y1="7.853cm" svg:x2="0.419cm" svg:y2="6.533cm">
          <text:p/>
        </draw:line>
        <draw:line draw:style-name="gr4" draw:text-style-name="P2" draw:layer="layout" svg:x1="7.912cm" svg:y1="7.842cm" svg:x2="7.912cm" svg:y2="0.236cm">
          <text:p/>
        </draw:line>
        <draw:line draw:style-name="gr4" draw:text-style-name="P2" draw:layer="layout" svg:x1="7.91cm" svg:y1="7.846cm" svg:x2="6.589cm" svg:y2="0.352cm">
          <text:p/>
        </draw:line>
        <draw:line draw:style-name="gr6" draw:text-style-name="P2" draw:layer="layout" svg:x1="7.91cm" svg:y1="7.846cm" svg:x2="5.309cm" svg:y2="0.698cm">
          <text:p/>
        </draw:line>
        <draw:line draw:style-name="gr2" draw:text-style-name="P2" draw:layer="layout" svg:x1="7.913cm" svg:y1="7.853cm" svg:x2="2.638cm" svg:y2="5.944cm">
          <text:p/>
        </draw:line>
        <draw:line draw:style-name="gr4" draw:text-style-name="P2" draw:layer="layout" svg:x1="7.91cm" svg:y1="7.846cm" svg:x2="6.589cm" svg:y2="0.352cm">
          <text:p/>
        </draw:line>
        <draw:line draw:style-name="gr4" draw:text-style-name="P2" draw:layer="layout" svg:x1="7.91cm" svg:y1="7.846cm" svg:x2="5.309cm" svg:y2="0.698cm">
          <text:p/>
        </draw:line>
        <draw:line draw:style-name="gr2" draw:text-style-name="P2" draw:layer="layout" svg:x1="7.91cm" svg:y1="7.85cm" svg:x2="5.831cm" svg:y2="4.258cm">
          <text:p/>
        </draw:line>
        <draw:line draw:style-name="gr2" draw:text-style-name="P2" draw:layer="layout" svg:x1="7.91cm" svg:y1="7.85cm" svg:x2="5.182cm" svg:y2="4.607cm">
          <text:p/>
        </draw:line>
        <draw:path draw:style-name="gr7" draw:text-style-name="P5" draw:layer="layout" svg:width="2.984cm" svg:height="2.12cm" svg:x="2.395cm" svg:y="7.567cm" svg:viewBox="0 0 2985 2121" svg:d="M2985 2121h-2982l745-2121h1493zM2985 2121zM0 0z">
          <text:p/>
        </draw:path>
        <draw:line draw:style-name="gr2" draw:text-style-name="P2" draw:layer="layout" svg:x1="7.91cm" svg:y1="7.853cm" svg:x2="4.049cm" svg:y2="5.644cm">
          <text:p/>
        </draw:line>
        <draw:line draw:style-name="gr2" draw:text-style-name="P2" draw:layer="layout" svg:x1="7.91cm" svg:y1="7.85cm" svg:x2="4.773cm" svg:y2="5.231cm">
          <text:p/>
        </draw:line>
        <draw:frame draw:style-name="gr8" draw:text-style-name="P7" draw:layer="layout" svg:width="4.976cm" svg:height="0.712cm" svg:x="5.887cm" svg:y="8.999cm">
          <draw:text-box>
            <text:p text:style-name="P6"><text:span text:style-name="T1">DOAS Instrument</text:span></text:p>
          </draw:text-box>
        </draw:frame>
        <draw:frame draw:style-name="gr9" draw:text-style-name="P7" draw:layer="layout" svg:width="2.263cm" svg:height="0.712cm" svg:x="2.67cm" svg:y="9.652cm">
          <draw:text-box>
            <text:p text:style-name="P6"><text:span text:style-name="T1">Vulcano</text:span></text:p>
          </draw:text-box>
        </draw:frame>
        <draw:frame draw:style-name="gr10" draw:text-style-name="P7" draw:layer="layout" svg:width="3.114cm" svg:height="0.556cm" svg:x="12.1cm" svg:y="7.649cm">
          <draw:text-box>
            <text:p text:style-name="P6"><text:span text:style-name="T2">Plume Region</text:span></text:p>
          </draw:text-box>
        </draw:frame>
        <draw:line draw:style-name="gr2" draw:text-style-name="P2" draw:layer="layout" svg:x1="11.257cm" svg:y1="7.923cm" svg:x2="11.832cm" svg:y2="7.923cm">
          <text:p/>
        </draw:line>
        <draw:line draw:style-name="gr4" draw:text-style-name="P2" draw:layer="layout" svg:x1="11.257cm" svg:y1="8.424cm" svg:x2="11.835cm" svg:y2="8.424cm">
          <text:p/>
        </draw:line>
        <draw:frame draw:style-name="gr11" draw:text-style-name="P7" draw:layer="layout" svg:width="4.003cm" svg:height="0.556cm" svg:x="12.1cm" svg:y="8.206cm">
          <draw:text-box>
            <text:p text:style-name="P6"><text:span text:style-name="T2">Reference Reg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1.9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19:27:39.347619045</meta:creation-date>
    <dc:date>2018-02-22T17:22:51.833694787</dc:date>
    <meta:editing-duration>PT17H23M43S</meta:editing-duration>
    <meta:editing-cycles>3</meta:editing-cycles>
    <meta:generator>LibreOffice/5.1.6.2$Linux_X86_64 LibreOffice_project/10m0$Build-2</meta:generator>
    <meta:document-statistic meta:object-count="45"/>
  </office:meta>
</office:document-meta>
</file>